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Requirements for gCIMon – a continuous integration build monitor for the GNOME desktop.</text:p>
      <text:p text:style-name="Standard"/>
      <text:p text:style-name="Standard">Executive Summary</text:p>
      <text:p text:style-name="Standard"><text:s/></text:p>
      <text:p text:style-name="Standard">time to ske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3-11T09:55:38</dc:date>
    <meta:editing-cycles>2</meta:editing-cycles>
    <meta:editing-duration>PT1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8" meta:character-count="127"/>
  </office:meta>
</office:document-meta>
</file>